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Sans Serif " svg:font-family="'Sans Serif'" style:font-family-generic="swiss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 Serif 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text-properties fo:color="#000000" loext:opacity="100%" style:font-name="Sans Serif 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Sans Serif 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fo:color="#000000" loext:opacity="100%" style:font-name="Sans Serif 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font-name="Sans Serif 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Sans Serif " fo:font-size="12p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style:font-name="Sans Serif " fo:font-size="12pt" officeooo:paragraph-rsid="00076b9f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font-name="Sans Serif " fo:font-size="12pt" fo:background-color="#ffff00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Sans Serif " fo:font-size="12pt" fo:background-color="#ffff00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Sans Serif " fo:font-size="12pt" fo:background-color="transparent" style:font-size-asian="12pt" style:font-size-complex="12pt"/>
    </style:style>
    <style:style style:name="T1" style:family="text">
      <style:text-properties officeooo:rsid="00076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. </text:span>¿Qué evento se produce cuando se suelta el botón del ratón que previamente se había pulsado?</text:p>
      <text:p text:style-name="P6"/>
      <text:p text:style-name="P6">a. onmousedown</text:p>
      <text:p text:style-name="P6"/>
      <text:p text:style-name="P9">b. onmouseu</text:p>
      <text:p text:style-name="P6"/>
      <text:p text:style-name="P6">c. onmouseover</text:p>
      <text:p text:style-name="P6"/>
      <text:p text:style-name="P6">d. onclickup</text:p>
      <text:p text:style-name="P6"/>
      <text:p text:style-name="P6"><text:span text:style-name="T1">2. </text:span>Selecciona todas las respuestas correctas</text:p>
      <text:p text:style-name="P6"/>
      <text:p text:style-name="P9">a. fetch puede usar los métodos GET, POST y PUT entre otros</text:p>
      <text:p text:style-name="P6"/>
      <text:p text:style-name="P9">b. La propiedad response.status es un código entre 100 y 599</text:p>
      <text:p text:style-name="P6"/>
      <text:p text:style-name="P9">c. fetch acepta un segundo parámetro además de la url</text:p>
      <text:p text:style-name="P6"/>
      <text:p text:style-name="P6">d. La propiedad response.ok es True si el código recibido es 300</text:p>
      <text:p text:style-name="P6"/>
      <text:p text:style-name="P6">3. ¿Qué palabra reservada se utiliza para acceder a funciones del objeto padre?</text:p>
      <text:p text:style-name="P6"/>
      <text:p text:style-name="P6">a. property</text:p>
      <text:p text:style-name="P6">b. extend</text:p>
      <text:p text:style-name="P6">c. return</text:p>
      <text:p text:style-name="P9">d. super</text:p>
      <text:p text:style-name="P9"/>
      <text:p text:style-name="P10">¿Qué se obtiene si se invoca un document.getElementById("titulo").innerHTML sobre la siguiente página?</text:p>
      <text:p text:style-name="P10">&lt;!DOCTYPE html&gt;</text:p>
      <text:p text:style-name="P10">&lt;html&gt;</text:p>
      <text:p text:style-name="P10">&lt;body&gt;</text:p>
      <text:p text:style-name="P10"><text:s text:c="3"/>&lt;h1 id="titulo"&gt;Título&lt;/h4&gt;</text:p>
      <text:p text:style-name="P10"><text:s text:c="3"/>&lt;p&gt;Contenido&lt;/p&gt;</text:p>
      <text:p text:style-name="P10"><text:s text:c="3"/>&lt;div id="capa"&gt;&lt;/div&gt;</text:p>
      <text:p text:style-name="P10">&lt;/body&gt;</text:p>
      <text:p text:style-name="P10">&lt;/html&gt;</text:p>
      <text:p text:style-name="P10"/>
      <text:p text:style-name="P10">a.undefined</text:p>
      <text:p text:style-name="P10"/>
      <text:p text:style-name="P10">b.[Object]</text:p>
      <text:p text:style-name="P10"/>
      <text:p text:style-name="P10">c."Título"</text:p>
      <text:p text:style-name="P10"/>
      <text:p text:style-name="P10">d.""</text:p>
      <text:p text:style-name="P10"><text:soft-page-break/>La respuesta correcta es: "Título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Sans Serif 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0:18:37.604000000</meta:creation-date>
    <dc:date>2024-02-16T10:43:17.848000000</dc:date>
    <meta:editing-duration>PT24M40S</meta:editing-duration>
    <meta:editing-cycles>1</meta:editing-cycles>
    <meta:document-statistic meta:table-count="0" meta:image-count="0" meta:object-count="0" meta:page-count="2" meta:paragraph-count="29" meta:word-count="129" meta:character-count="827" meta:non-whitespace-character-count="718"/>
    <meta:generator>LibreOffice/7.4.2.3$Windows_X86_64 LibreOffice_project/382eef1f22670f7f4118c8c2dd222ec7ad009daf</meta:generator>
  </office:meta>
</office:document-meta>
</file>